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508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5437in"/>
    </style:style>
    <style:style style:name="co5" style:family="table-column">
      <style:table-column-properties fo:break-before="auto" style:column-width="1.3744in"/>
    </style:style>
    <style:style style:name="ro1" style:family="table-row">
      <style:table-row-properties style:row-height="0.2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DejaVu Sans Mono" fo:font-size="10.5pt" fo:font-style="normal" fo:text-shadow="none" style:text-underline-style="none" fo:font-weight="normal" style:font-size-asian="10.5pt" style:font-style-asian="normal" style:font-weight-asian="normal" style:font-name-complex="Sans" style:font-size-complex="10.5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DejaVu Sans Mono" fo:font-size="10.5pt" fo:font-style="normal" fo:text-shadow="none" style:text-underline-style="none" fo:font-weight="normal" style:font-size-asian="10.5pt" style:font-style-asian="normal" style:font-weight-asian="normal" style:font-name-complex="Sans" style:font-size-complex="10.5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DejaVu Sans Mono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DejaVu Sans Mono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DejaVu Sans Mono" fo:font-size="10.5pt" fo:font-style="normal" fo:text-shadow="none" style:text-underline-style="none" fo:font-weight="normal" style:font-size-asian="10.5pt" style:font-style-asian="normal" style:font-weight-asian="normal" style:font-name-complex="Sans" style:font-size-complex="10.5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DejaVu Sans Mono" fo:font-size="10.5pt" fo:font-style="normal" fo:text-shadow="none" style:text-underline-style="none" fo:font-weight="normal" style:font-size-asian="10.5pt" style:font-style-asian="normal" style:font-weight-asian="normal" style:font-name-complex="Sans" style:font-size-complex="10.5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3"/>
        <table:table-column table:style-name="co4" table:default-cell-style-name="ce3"/>
        <table:table-column table:style-name="co1" table:number-columns-repeated="3" table:default-cell-style-name="ce3"/>
        <table:table-column table:style-name="co5" table:default-cell-style-name="ce5"/>
        <table:table-row table:style-name="ro1">
          <table:table-cell office:value-type="string" calcext:value-type="string">
            <text:p>Dex No.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Primary Type</text:p>
          </table:table-cell>
          <table:table-cell office:value-type="string" calcext:value-type="string">
            <text:p>Secondary Type</text:p>
          </table:table-cell>
          <table:table-cell office:value-type="string" calcext:value-type="string">
            <text:p>Seen</text:p>
          </table:table-cell>
          <table:table-cell office:value-type="string" calcext:value-type="string">
            <text:p>Captured</text:p>
          </table:table-cell>
          <table:table-cell office:value-type="string" calcext:value-type="string">
            <text:p>Bonded</text:p>
          </table:table-cell>
          <table:table-cell office:value-type="string" calcext:value-type="string">
            <text:p>ke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lbasa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table:number-columns-repeated="3"/>
          <table:table-cell office:value-type="string" calcext:value-type="string">
            <text:p>~ = fossi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vysau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table:number-columns-repeated="3"/>
          <table:table-cell office:value-type="string" calcext:value-type="string">
            <text:p>* = bab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enusau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table:number-columns-repeated="3"/>
          <table:table-cell office:value-type="string" calcext:value-type="string">
            <text:p>^ = myth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arma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</text:p>
          </table:table-cell>
          <table:table-cell table:number-columns-repeated="4"/>
          <table:table-cell office:value-type="string" calcext:value-type="string">
            <text:p>! = legendar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armele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re</text:p>
          </table:table-cell>
          <table:table-cell table:number-columns-repeated="4"/>
          <table:table-cell office:value-type="string" calcext:value-type="string">
            <text:p># = ultra beas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riz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quir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artor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lastoi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ter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g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etap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g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utterfre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Weed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Kaku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eedri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idg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idgeo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idge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att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atic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pear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Fear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k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rbo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ison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ikach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ctric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aich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ectric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andshre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und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andsla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und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idoran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idori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ison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Nidoque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Nidoran♂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Nidori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ison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Nidok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lefai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iry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lefab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iry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Vulpi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inetal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re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Jigglypu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Wigglytuf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Zub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Golb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Odd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lo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Vileplu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ar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arase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Venon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Venom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iglet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und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Dugtr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und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eow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ers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sydu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Goldu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Mank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ghting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rimea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ghting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Growlit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Arcan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re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oliwa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Poliwhir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Poliwra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ighting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Ab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ychic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Kadab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ychic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Alakaz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ychic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Mach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ghting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acho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ghting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Macham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ghting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Bellspro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Weepinbe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Victreeb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Tentac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Tentacru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eodu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Gravel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Gole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ony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Rapida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re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Slowpo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lowb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Magnem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Magnet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Farfetch'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Dodu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Dodr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Dewgo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Grim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Mu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ison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hel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Cloys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Gast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Haun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Geng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Oni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Drowz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ychic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Hyp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ychic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Krabb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Kingl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Voltor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ic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Electro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ctric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Exeggcu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Exeggu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ub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und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Marowa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und</text:p>
          </table:table-cell>
          <table:table-cell table:number-columns-repeated="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Hitmonle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ghting</text:p>
          </table:table-cell>
          <table:table-cell table:number-columns-repeated="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Hitmonch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ghting</text:p>
          </table:table-cell>
          <table:table-cell table:number-columns-repeated="5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Lickitu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Koff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Weez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ison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Rhyho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Rhyd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Chans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Tange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Kangaskh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Hors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Sead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Gold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Seak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Stary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Starm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Mr. M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Fairy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Scy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Jyn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Electabuz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ctric</text:p>
          </table:table-cell>
          <table:table-cell table:number-columns-repeated="5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Magm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re</text:p>
          </table:table-cell>
          <table:table-cell table:number-columns-repeated="5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Pins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g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Taur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Magikar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Gyarad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Lapr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Dit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Eev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Vapore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Jolte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ctric</text:p>
          </table:table-cell>
          <table:table-cell table:number-columns-repeated="5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Flare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re</text:p>
          </table:table-cell>
          <table:table-cell table:number-columns-repeated="5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Poryg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Omanyte~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Omastar~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Kabuto~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Kabutops~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Aerodactyl~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Snorla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Artic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Zapd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Molt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Drat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on</text:p>
          </table:table-cell>
          <table:table-cell table:number-columns-repeated="5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Dragona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gon</text:p>
          </table:table-cell>
          <table:table-cell table:number-columns-repeated="5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Dragon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Mewtwo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ychic</text:p>
          </table:table-cell>
          <table:table-cell table:number-columns-repeated="5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Mew^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ychic</text:p>
          </table:table-cell>
          <table:table-cell table:number-columns-repeated="5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Chikori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Baylee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Meganiu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Cyndaqu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</text:p>
          </table:table-cell>
          <table:table-cell table:number-columns-repeated="5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Quilav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re</text:p>
          </table:table-cell>
          <table:table-cell table:number-columns-repeated="5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Typhlos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re</text:p>
          </table:table-cell>
          <table:table-cell table:number-columns-repeated="5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Totodi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Crocon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Feraligat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Sentr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Furr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Hooth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Noctow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Ledy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L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Spinar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Ariad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Crob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Chincho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Electric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Lantur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Electric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Pichu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ic</text:p>
          </table:table-cell>
          <table:table-cell table:number-columns-repeated="5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Cleffa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iry</text:p>
          </table:table-cell>
          <table:table-cell table:number-columns-repeated="5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Igglybuff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Togepi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iry</text:p>
          </table:table-cell>
          <table:table-cell table:number-columns-repeated="5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Toget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Nat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Xat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Maree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ic</text:p>
          </table:table-cell>
          <table:table-cell table:number-columns-repeated="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Flaaff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ctric</text:p>
          </table:table-cell>
          <table:table-cell table:number-columns-repeated="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Amphar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ectric</text:p>
          </table:table-cell>
          <table:table-cell table:number-columns-repeated="5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Belloss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Mari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airy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Azumari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airy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Sudowood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ck</text:p>
          </table:table-cell>
          <table:table-cell table:number-columns-repeated="5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Polito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Hopp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Skiplo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Jumpluf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Aip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Sunke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Sunflo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Yan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Wo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round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Quagsi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round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Espe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ychic</text:p>
          </table:table-cell>
          <table:table-cell table:number-columns-repeated="5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Umbre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k</text:p>
          </table:table-cell>
          <table:table-cell table:number-columns-repeated="5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Murkr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Slowk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Misdreav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ost</text:p>
          </table:table-cell>
          <table:table-cell table:number-columns-repeated="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Un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ychic</text:p>
          </table:table-cell>
          <table:table-cell table:number-columns-repeated="5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Wobbuff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ychic</text:p>
          </table:table-cell>
          <table:table-cell table:number-columns-repeated="5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Girafar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sychic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Pine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g</text:p>
          </table:table-cell>
          <table:table-cell table:number-columns-repeated="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Forretr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Dunspar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Glig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Steeli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Snubb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iry</text:p>
          </table:table-cell>
          <table:table-cell table:number-columns-repeated="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Granb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iry</text:p>
          </table:table-cell>
          <table:table-cell table:number-columns-repeated="5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Qwilf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Sciz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Shu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Rock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Heracro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ighting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Sneas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Ice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Teddiurs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Ursa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Slug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</text:p>
          </table:table-cell>
          <table:table-cell table:number-columns-repeated="5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Magcarg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Rock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Swin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Ground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Pilosw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Ground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Corso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Rock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Remora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Octille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Delibi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Mant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Skarm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Houndo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Fire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Houndo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Fire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Kingd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ragon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Phan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und</text:p>
          </table:table-cell>
          <table:table-cell table:number-columns-repeated="5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Donph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und</text:p>
          </table:table-cell>
          <table:table-cell table:number-columns-repeated="5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Porygon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Stant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Smearg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Tyrogue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ghting</text:p>
          </table:table-cell>
          <table:table-cell table:number-columns-repeated="5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Hitmon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ghting</text:p>
          </table:table-cell>
          <table:table-cell table:number-columns-repeated="5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Smoochum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Elekid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ic</text:p>
          </table:table-cell>
          <table:table-cell table:number-columns-repeated="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Magby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</text:p>
          </table:table-cell>
          <table:table-cell table:number-columns-repeated="5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Milta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Blisse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Raikou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ic</text:p>
          </table:table-cell>
          <table:table-cell table:number-columns-repeated="5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Entei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</text:p>
          </table:table-cell>
          <table:table-cell table:number-columns-repeated="5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Suicune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Larvit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Pupit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Tyranit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Dark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Lugia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Ho-oh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Celebi^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Grass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Treeck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Grovy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Scepti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Torch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Combusk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ighting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Blazik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ighting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Mudk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Marshtom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round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Swampe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round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Poochy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rk</text:p>
          </table:table-cell>
          <table:table-cell table:number-columns-repeated="5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Mightye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k</text:p>
          </table:table-cell>
          <table:table-cell table:number-columns-repeated="5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Zigzago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Lino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Wurmp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g</text:p>
          </table:table-cell>
          <table:table-cell table:number-columns-repeated="5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Silco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g</text:p>
          </table:table-cell>
          <table:table-cell table:number-columns-repeated="5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Beautifl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Casco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g</text:p>
          </table:table-cell>
          <table:table-cell table:number-columns-repeated="5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Dusto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Lot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rass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Lomb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rass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Ludicol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rass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Seed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Nuzlea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Dark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Shift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Dark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Tail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Swel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Wing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Pelip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Ral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Fairy</text:p>
          </table:table-cell>
          <table:table-cell table:number-columns-repeated="4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Kirl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Fairy</text:p>
          </table:table-cell>
          <table:table-cell table:number-columns-repeated="4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Gardevo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Fairy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Sursk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Water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Masquera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Shroom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Brelo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Fighting</text:p>
          </table:table-cell>
          <table:table-cell table:number-columns-repeated="4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Slak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Vigor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Slak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Ninca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ound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Ninjas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Shedinj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host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Whism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Loudr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Explou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Makuhi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ghting</text:p>
          </table:table-cell>
          <table:table-cell table:number-columns-repeated="5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Hariya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ghting</text:p>
          </table:table-cell>
          <table:table-cell table:number-columns-repeated="5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Azuril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table:number-columns-repeated="4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Nosep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k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Skit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Delcat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Sabley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Ghost</text:p>
          </table:table-cell>
          <table:table-cell table:number-columns-repeated="4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Mawi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Fairy</text:p>
          </table:table-cell>
          <table:table-cell table:number-columns-repeated="4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Ar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Rock</text:p>
          </table:table-cell>
          <table:table-cell table:number-columns-repeated="4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Lair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Rock</text:p>
          </table:table-cell>
          <table:table-cell table:number-columns-repeated="4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Aggr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Rock</text:p>
          </table:table-cell>
          <table:table-cell table:number-columns-repeated="4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Medit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sychic</text:p>
          </table:table-cell>
          <table:table-cell table:number-columns-repeated="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Medich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sychic</text:p>
          </table:table-cell>
          <table:table-cell table:number-columns-repeated="4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Electr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ic</text:p>
          </table:table-cell>
          <table:table-cell table:number-columns-repeated="5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Manec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ctric</text:p>
          </table:table-cell>
          <table:table-cell table:number-columns-repeated="5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Plus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ic</text:p>
          </table:table-cell>
          <table:table-cell table:number-columns-repeated="5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Min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ic</text:p>
          </table:table-cell>
          <table:table-cell table:number-columns-repeated="5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Volb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g</text:p>
          </table:table-cell>
          <table:table-cell table:number-columns-repeated="5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Illum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g</text:p>
          </table:table-cell>
          <table:table-cell table:number-columns-repeated="5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Rosel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table:number-columns-repeated="4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Gulp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</text:p>
          </table:table-cell>
          <table:table-cell table:number-columns-repeated="5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Swal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ison</text:p>
          </table:table-cell>
          <table:table-cell table:number-columns-repeated="5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Carvanh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ark</text:p>
          </table:table-cell>
          <table:table-cell table:number-columns-repeated="4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Sharped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ark</text:p>
          </table:table-cell>
          <table:table-cell table:number-columns-repeated="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Wailm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Wail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Num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Ground</text:p>
          </table:table-cell>
          <table:table-cell table:number-columns-repeated="4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Camerup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Ground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Torko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</text:p>
          </table:table-cell>
          <table:table-cell table:number-columns-repeated="5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Spoi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ychic</text:p>
          </table:table-cell>
          <table:table-cell table:number-columns-repeated="5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Grumpi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ychic</text:p>
          </table:table-cell>
          <table:table-cell table:number-columns-repeated="5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Spin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Trapin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und</text:p>
          </table:table-cell>
          <table:table-cell table:number-columns-repeated="5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Vibrav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Dragon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Flyg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Dragon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Cacn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Cactur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Dark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Swab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Altar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Zango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Sevi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</text:p>
          </table:table-cell>
          <table:table-cell table:number-columns-repeated="5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Lunat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sychic</text:p>
          </table:table-cell>
          <table:table-cell table:number-columns-repeated="4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Solr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sychic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Barboa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round</text:p>
          </table:table-cell>
          <table:table-cell table:number-columns-repeated="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Whisca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round</text:p>
          </table:table-cell>
          <table:table-cell table:number-columns-repeated="4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Corph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Crawdau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ark</text:p>
          </table:table-cell>
          <table:table-cell table:number-columns-repeated="4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Balto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sychic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Clayd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sychic</text:p>
          </table:table-cell>
          <table:table-cell table:number-columns-repeated="4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Lileep~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ass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Cradily~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ass</text:p>
          </table:table-cell>
          <table:table-cell table:number-columns-repeated="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Anorith~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Bug</text:p>
          </table:table-cell>
          <table:table-cell table:number-columns-repeated="4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Armaldo~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Bug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Feeb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Milot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Cast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Kecle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Shupp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ost</text:p>
          </table:table-cell>
          <table:table-cell table:number-columns-repeated="5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Banet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ost</text:p>
          </table:table-cell>
          <table:table-cell table:number-columns-repeated="5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Dusk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ost</text:p>
          </table:table-cell>
          <table:table-cell table:number-columns-repeated="5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Dusclop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ost</text:p>
          </table:table-cell>
          <table:table-cell table:number-columns-repeated="5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Tropi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Chimech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Dark</text:p>
          </table:table-cell>
          <table:table-cell table:number-columns-repeated="4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Abs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rk</text:p>
          </table:table-cell>
          <table:table-cell table:number-columns-repeated="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Wynaut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ychic</text:p>
          </table:table-cell>
          <table:table-cell table:number-columns-repeated="5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Snor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e</text:p>
          </table:table-cell>
          <table:table-cell table:number-columns-repeated="5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Glal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e</text:p>
          </table:table-cell>
          <table:table-cell table:number-columns-repeated="5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Sphe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Water</text:p>
          </table:table-cell>
          <table:table-cell table:number-columns-repeated="4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Seale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Water</text:p>
          </table:table-cell>
          <table:table-cell table:number-columns-repeated="4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Walre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Water</text:p>
          </table:table-cell>
          <table:table-cell table:number-columns-repeated="4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Clampe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Hunta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Goreby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Relican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Rock</text:p>
          </table:table-cell>
          <table:table-cell table:number-columns-repeated="4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Luvd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Bag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on</text:p>
          </table:table-cell>
          <table:table-cell table:number-columns-repeated="5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Shelg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gon</text:p>
          </table:table-cell>
          <table:table-cell table:number-columns-repeated="5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Salame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Beld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sychic</text:p>
          </table:table-cell>
          <table:table-cell table:number-columns-repeated="4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Meta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sychic</text:p>
          </table:table-cell>
          <table:table-cell table:number-columns-repeated="4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Metagro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sychic</text:p>
          </table:table-cell>
          <table:table-cell table:number-columns-repeated="4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Regirock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k</text:p>
          </table:table-cell>
          <table:table-cell table:number-columns-repeated="5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Regice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e</text:p>
          </table:table-cell>
          <table:table-cell table:number-columns-repeated="5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Registeel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el</text:p>
          </table:table-cell>
          <table:table-cell table:number-columns-repeated="5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Latias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Psychic</text:p>
          </table:table-cell>
          <table:table-cell table:number-columns-repeated="4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Latios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Psychic</text:p>
          </table:table-cell>
          <table:table-cell table:number-columns-repeated="4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Kyogre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Groudon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und</text:p>
          </table:table-cell>
          <table:table-cell table:number-columns-repeated="5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Rayquaza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Jirachi^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sychic</text:p>
          </table:table-cell>
          <table:table-cell table:number-columns-repeated="4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Deoxys^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ychic</text:p>
          </table:table-cell>
          <table:table-cell table:number-columns-repeated="5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Turtw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Gro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Torter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Ground</text:p>
          </table:table-cell>
          <table:table-cell table:number-columns-repeated="4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Chimc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</text:p>
          </table:table-cell>
          <table:table-cell table:number-columns-repeated="5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Monfer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ighting</text:p>
          </table:table-cell>
          <table:table-cell table:number-columns-repeated="4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Infernap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ighting</text:p>
          </table:table-cell>
          <table:table-cell table:number-columns-repeated="4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Pipl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Prinpl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Empole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teel</text:p>
          </table:table-cell>
          <table:table-cell table:number-columns-repeated="4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Star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Starav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Starap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Bidoo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Bibar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Water</text:p>
          </table:table-cell>
          <table:table-cell table:number-columns-repeated="4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Kricket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g</text:p>
          </table:table-cell>
          <table:table-cell table:number-columns-repeated="5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Kricketu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g</text:p>
          </table:table-cell>
          <table:table-cell table:number-columns-repeated="5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Shin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ic</text:p>
          </table:table-cell>
          <table:table-cell table:number-columns-repeated="5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Lux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ctric</text:p>
          </table:table-cell>
          <table:table-cell table:number-columns-repeated="5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Luxr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ectric</text:p>
          </table:table-cell>
          <table:table-cell table:number-columns-repeated="5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Budew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table:number-columns-repeated="4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Rosera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table:number-columns-repeated="4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Cranidos~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k</text:p>
          </table:table-cell>
          <table:table-cell table:number-columns-repeated="5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Rampardos~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ck</text:p>
          </table:table-cell>
          <table:table-cell table:number-columns-repeated="5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Shieldon~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Steel</text:p>
          </table:table-cell>
          <table:table-cell table:number-columns-repeated="4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Bastiodon~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Steel</text:p>
          </table:table-cell>
          <table:table-cell table:number-columns-repeated="4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Bur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g</text:p>
          </table:table-cell>
          <table:table-cell table:number-columns-repeated="5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Wormad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g</text:p>
          </table:table-cell>
          <table:table-cell table:number-columns-repeated="5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Mothi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Comb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Vespiqu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Pachiris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ic</text:p>
          </table:table-cell>
          <table:table-cell table:number-columns-repeated="5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Buiz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Floatz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Cheru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Cherri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Shell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Gastrod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round</text:p>
          </table:table-cell>
          <table:table-cell table:number-columns-repeated="4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Ambip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Driflo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Drifbli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Bune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Lopunn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Mismagi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ost</text:p>
          </table:table-cell>
          <table:table-cell table:number-columns-repeated="5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Honchkr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Glame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Purugl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Chingling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ychic</text:p>
          </table:table-cell>
          <table:table-cell table:number-columns-repeated="5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Stunk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Dark</text:p>
          </table:table-cell>
          <table:table-cell table:number-columns-repeated="4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Skuntan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Dark</text:p>
          </table:table-cell>
          <table:table-cell table:number-columns-repeated="4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Bronz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sychic</text:p>
          </table:table-cell>
          <table:table-cell table:number-columns-repeated="4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Bronzo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sychic</text:p>
          </table:table-cell>
          <table:table-cell table:number-columns-repeated="4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Bonsly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k</text:p>
          </table:table-cell>
          <table:table-cell table:number-columns-repeated="5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Mime Jr.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Fairy</text:p>
          </table:table-cell>
          <table:table-cell table:number-columns-repeated="4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Happiny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Chat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Spiritom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Dark</text:p>
          </table:table-cell>
          <table:table-cell table:number-columns-repeated="4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Gi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Ground</text:p>
          </table:table-cell>
          <table:table-cell table:number-columns-repeated="4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Gab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Ground</text:p>
          </table:table-cell>
          <table:table-cell table:number-columns-repeated="4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Garchom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Ground</text:p>
          </table:table-cell>
          <table:table-cell table:number-columns-repeated="4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Munchlax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Riolu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ghting</text:p>
          </table:table-cell>
          <table:table-cell table:number-columns-repeated="5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Lucar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Steel</text:p>
          </table:table-cell>
          <table:table-cell table:number-columns-repeated="4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Hippopot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und</text:p>
          </table:table-cell>
          <table:table-cell table:number-columns-repeated="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Hippowd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und</text:p>
          </table:table-cell>
          <table:table-cell table:number-columns-repeated="5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Skorup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Bug</text:p>
          </table:table-cell>
          <table:table-cell table:number-columns-repeated="4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Drap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Dark</text:p>
          </table:table-cell>
          <table:table-cell table:number-columns-repeated="4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Croagu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ighting</text:p>
          </table:table-cell>
          <table:table-cell table:number-columns-repeated="4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Toxicroa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ighting</text:p>
          </table:table-cell>
          <table:table-cell table:number-columns-repeated="4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Carniv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Finne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Lumine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Mantyke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Sno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Ice</text:p>
          </table:table-cell>
          <table:table-cell table:number-columns-repeated="4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Abomasn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Ice</text:p>
          </table:table-cell>
          <table:table-cell table:number-columns-repeated="4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Weavi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Ice</text:p>
          </table:table-cell>
          <table:table-cell table:number-columns-repeated="4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Magnez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table:number-columns-repeated="4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Lickilick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Rhyperi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table:number-columns-repeated="4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Tangrow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Electivi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ectric</text:p>
          </table:table-cell>
          <table:table-cell table:number-columns-repeated="5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Magmort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re</text:p>
          </table:table-cell>
          <table:table-cell table:number-columns-repeated="5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Togeki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Yanmeg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Leafe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Glace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e</text:p>
          </table:table-cell>
          <table:table-cell table:number-columns-repeated="5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Glisc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Mamosw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Ground</text:p>
          </table:table-cell>
          <table:table-cell table:number-columns-repeated="4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Porygon-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Galla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Fighting</text:p>
          </table:table-cell>
          <table:table-cell table:number-columns-repeated="4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Probop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Steel</text:p>
          </table:table-cell>
          <table:table-cell table:number-columns-repeated="4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Duskno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ost</text:p>
          </table:table-cell>
          <table:table-cell table:number-columns-repeated="5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Frosl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Ghost</text:p>
          </table:table-cell>
          <table:table-cell table:number-columns-repeated="4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Rot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Ghost</text:p>
          </table:table-cell>
          <table:table-cell table:number-columns-repeated="4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Uxie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ychic</text:p>
          </table:table-cell>
          <table:table-cell table:number-columns-repeated="5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Mesprit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ychic</text:p>
          </table:table-cell>
          <table:table-cell table:number-columns-repeated="5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Azelf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ychic</text:p>
          </table:table-cell>
          <table:table-cell table:number-columns-repeated="5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Dialga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Dragon</text:p>
          </table:table-cell>
          <table:table-cell table:number-columns-repeated="4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Palkia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ragon</text:p>
          </table:table-cell>
          <table:table-cell table:number-columns-repeated="4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Heatran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teel</text:p>
          </table:table-cell>
          <table:table-cell table:number-columns-repeated="4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Regigigas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Giratina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Dragon</text:p>
          </table:table-cell>
          <table:table-cell table:number-columns-repeated="4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Cresselia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ychic</text:p>
          </table:table-cell>
          <table:table-cell table:number-columns-repeated="5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Phione^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Manaphy^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Darkrai^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rk</text:p>
          </table:table-cell>
          <table:table-cell table:number-columns-repeated="5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Shaymin^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Arceus^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Victini^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Fire</text:p>
          </table:table-cell>
          <table:table-cell table:number-columns-repeated="4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Sniv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Serv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Serperi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Tep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</text:p>
          </table:table-cell>
          <table:table-cell table:number-columns-repeated="5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Pign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ighting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Embo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ighting</text:p>
          </table:table-cell>
          <table:table-cell table:number-columns-repeated="4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Oshawot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Dewot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Samurot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Patr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Watch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Lillip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Herdi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Stoutla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Purrlo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rk</text:p>
          </table:table-cell>
          <table:table-cell table:number-columns-repeated="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Liep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k</text:p>
          </table:table-cell>
          <table:table-cell table:number-columns-repeated="5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Pans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Simis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Pans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</text:p>
          </table:table-cell>
          <table:table-cell table:number-columns-repeated="5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Simise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re</text:p>
          </table:table-cell>
          <table:table-cell table:number-columns-repeated="5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Panpo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Simipou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Mun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ychic</text:p>
          </table:table-cell>
          <table:table-cell table:number-columns-repeated="5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Mushar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ychic</text:p>
          </table:table-cell>
          <table:table-cell table:number-columns-repeated="5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Pido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Tranqui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Unfeza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Blitz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ic</text:p>
          </table:table-cell>
          <table:table-cell table:number-columns-repeated="5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Zebstri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ctric</text:p>
          </table:table-cell>
          <table:table-cell table:number-columns-repeated="5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Roggenro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k</text:p>
          </table:table-cell>
          <table:table-cell table:number-columns-repeated="5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Bold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ck</text:p>
          </table:table-cell>
          <table:table-cell table:number-columns-repeated="5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Gigali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ck</text:p>
          </table:table-cell>
          <table:table-cell table:number-columns-repeated="5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Woob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Swoob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Drilb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und</text:p>
          </table:table-cell>
          <table:table-cell table:number-columns-repeated="5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Excadri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Steel</text:p>
          </table:table-cell>
          <table:table-cell table:number-columns-repeated="4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Audi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Timbur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ghting</text:p>
          </table:table-cell>
          <table:table-cell table:number-columns-repeated="5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Gurdur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ghting</text:p>
          </table:table-cell>
          <table:table-cell table:number-columns-repeated="5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Conkeldur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ghting</text:p>
          </table:table-cell>
          <table:table-cell table:number-columns-repeated="5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Tympo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Palpito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round</text:p>
          </table:table-cell>
          <table:table-cell table:number-columns-repeated="4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Seismito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round</text:p>
          </table:table-cell>
          <table:table-cell table:number-columns-repeated="4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Thro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ghting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Saw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ghting</text:p>
          </table:table-cell>
          <table:table-cell table:number-columns-repeated="5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Sewadd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table:number-columns-repeated="4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Swadlo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table:number-columns-repeated="4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Leavann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table:number-columns-repeated="4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Venipe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table:number-columns-repeated="4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Whirlipe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table:number-columns-repeated="4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Scolipe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table:number-columns-repeated="4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Cotton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Fairy</text:p>
          </table:table-cell>
          <table:table-cell table:number-columns-repeated="4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Whimsicot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Fairy</text:p>
          </table:table-cell>
          <table:table-cell table:number-columns-repeated="4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Petil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Lillig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Bascu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Sandi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Dark</text:p>
          </table:table-cell>
          <table:table-cell table:number-columns-repeated="4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Krokoro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Dark</text:p>
          </table:table-cell>
          <table:table-cell table:number-columns-repeated="4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Krookodi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Dark</text:p>
          </table:table-cell>
          <table:table-cell table:number-columns-repeated="4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Daruma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</text:p>
          </table:table-cell>
          <table:table-cell table:number-columns-repeated="5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Darmanit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re</text:p>
          </table:table-cell>
          <table:table-cell table:number-columns-repeated="5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Maract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Dweb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Rock</text:p>
          </table:table-cell>
          <table:table-cell table:number-columns-repeated="4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Crus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Rock</text:p>
          </table:table-cell>
          <table:table-cell table:number-columns-repeated="4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Scragg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Fighting</text:p>
          </table:table-cell>
          <table:table-cell table:number-columns-repeated="4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Scraf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Fighting</text:p>
          </table:table-cell>
          <table:table-cell table:number-columns-repeated="4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Sigilyp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Yamas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ost</text:p>
          </table:table-cell>
          <table:table-cell table:number-columns-repeated="5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Cofagrig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ost</text:p>
          </table:table-cell>
          <table:table-cell table:number-columns-repeated="5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Tirtouga~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Rock</text:p>
          </table:table-cell>
          <table:table-cell table:number-columns-repeated="4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Carracosta~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Rock</text:p>
          </table:table-cell>
          <table:table-cell table:number-columns-repeated="4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Archen~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Archeops~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Trubb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</text:p>
          </table:table-cell>
          <table:table-cell table:number-columns-repeated="5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Garbod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ison</text:p>
          </table:table-cell>
          <table:table-cell table:number-columns-repeated="5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Zoru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rk</text:p>
          </table:table-cell>
          <table:table-cell table:number-columns-repeated="5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Zoro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k</text:p>
          </table:table-cell>
          <table:table-cell table:number-columns-repeated="5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Mincci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Cincci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Gothi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ychic</text:p>
          </table:table-cell>
          <table:table-cell table:number-columns-repeated="5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Gothori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ychic</text:p>
          </table:table-cell>
          <table:table-cell table:number-columns-repeated="5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Gothitel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ychic</text:p>
          </table:table-cell>
          <table:table-cell table:number-columns-repeated="5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Solos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ychic</text:p>
          </table:table-cell>
          <table:table-cell table:number-columns-repeated="5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Duo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ychic</text:p>
          </table:table-cell>
          <table:table-cell table:number-columns-repeated="5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Reunicl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ychic</text:p>
          </table:table-cell>
          <table:table-cell table:number-columns-repeated="5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Ducklet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Swan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Vanill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e</text:p>
          </table:table-cell>
          <table:table-cell table:number-columns-repeated="5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Vanilli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e</text:p>
          </table:table-cell>
          <table:table-cell table:number-columns-repeated="5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Vanillux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ce</text:p>
          </table:table-cell>
          <table:table-cell table:number-columns-repeated="5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Deerl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rass</text:p>
          </table:table-cell>
          <table:table-cell table:number-columns-repeated="4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Sawsbu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rass</text:p>
          </table:table-cell>
          <table:table-cell table:number-columns-repeated="4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Emolg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Karrabl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g</text:p>
          </table:table-cell>
          <table:table-cell table:number-columns-repeated="5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Escavali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table:number-columns-repeated="4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Foong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table:number-columns-repeated="4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Amoongu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table:number-columns-repeated="4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Frill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host</text:p>
          </table:table-cell>
          <table:table-cell table:number-columns-repeated="4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Jellic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host</text:p>
          </table:table-cell>
          <table:table-cell table:number-columns-repeated="4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Alomomo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Jolti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Electric</text:p>
          </table:table-cell>
          <table:table-cell table:number-columns-repeated="4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Galvantu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Electric</text:p>
          </table:table-cell>
          <table:table-cell table:number-columns-repeated="4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Ferrose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eel</text:p>
          </table:table-cell>
          <table:table-cell table:number-columns-repeated="4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Ferrothor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eel</text:p>
          </table:table-cell>
          <table:table-cell table:number-columns-repeated="4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Kli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el</text:p>
          </table:table-cell>
          <table:table-cell table:number-columns-repeated="5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Kla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eel</text:p>
          </table:table-cell>
          <table:table-cell table:number-columns-repeated="5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Klinkla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eel</text:p>
          </table:table-cell>
          <table:table-cell table:number-columns-repeated="5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Tynam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ic</text:p>
          </table:table-cell>
          <table:table-cell table:number-columns-repeated="5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Eelektri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ctric</text:p>
          </table:table-cell>
          <table:table-cell table:number-columns-repeated="5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Eelektro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ectric</text:p>
          </table:table-cell>
          <table:table-cell table:number-columns-repeated="5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Elgy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ychic</text:p>
          </table:table-cell>
          <table:table-cell table:number-columns-repeated="5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Beheeye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ychic</text:p>
          </table:table-cell>
          <table:table-cell table:number-columns-repeated="5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Litw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Fire</text:p>
          </table:table-cell>
          <table:table-cell table:number-columns-repeated="4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Lamp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Fire</text:p>
          </table:table-cell>
          <table:table-cell table:number-columns-repeated="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Chandel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Fire</text:p>
          </table:table-cell>
          <table:table-cell table:number-columns-repeated="4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Axe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on</text:p>
          </table:table-cell>
          <table:table-cell table:number-columns-repeated="5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Frax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gon</text:p>
          </table:table-cell>
          <table:table-cell table:number-columns-repeated="5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Haxor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gon</text:p>
          </table:table-cell>
          <table:table-cell table:number-columns-repeated="5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Cubcho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e</text:p>
          </table:table-cell>
          <table:table-cell table:number-columns-repeated="5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Beart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e</text:p>
          </table:table-cell>
          <table:table-cell table:number-columns-repeated="5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Cryogon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ce</text:p>
          </table:table-cell>
          <table:table-cell table:number-columns-repeated="5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Shelm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g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Accelg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g</text:p>
          </table:table-cell>
          <table:table-cell table:number-columns-repeated="5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Stunfis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Electric</text:p>
          </table:table-cell>
          <table:table-cell table:number-columns-repeated="4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Mienfo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ghting</text:p>
          </table:table-cell>
          <table:table-cell table:number-columns-repeated="5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Miensha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ghting</text:p>
          </table:table-cell>
          <table:table-cell table:number-columns-repeated="5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Druddig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on</text:p>
          </table:table-cell>
          <table:table-cell table:number-columns-repeated="5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Golet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host</text:p>
          </table:table-cell>
          <table:table-cell table:number-columns-repeated="4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Golu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host</text:p>
          </table:table-cell>
          <table:table-cell table:number-columns-repeated="4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Pawni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eel</text:p>
          </table:table-cell>
          <table:table-cell table:number-columns-repeated="4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Bishar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eel</text:p>
          </table:table-cell>
          <table:table-cell table:number-columns-repeated="4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Bouffal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Ruffl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Bravia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Vullab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Mandibuz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Heatm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</text:p>
          </table:table-cell>
          <table:table-cell table:number-columns-repeated="5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Dur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table:number-columns-repeated="4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Dei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Dragon</text:p>
          </table:table-cell>
          <table:table-cell table:number-columns-repeated="4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Zweilo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Dragon</text:p>
          </table:table-cell>
          <table:table-cell table:number-columns-repeated="4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Hydreig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Dragon</text:p>
          </table:table-cell>
          <table:table-cell table:number-columns-repeated="4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Larves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ire</text:p>
          </table:table-cell>
          <table:table-cell table:number-columns-repeated="4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Volcaro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ire</text:p>
          </table:table-cell>
          <table:table-cell table:number-columns-repeated="4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Cobalion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Fighting</text:p>
          </table:table-cell>
          <table:table-cell table:number-columns-repeated="4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Terrakion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ighting</text:p>
          </table:table-cell>
          <table:table-cell table:number-columns-repeated="4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Virizion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Fighting</text:p>
          </table:table-cell>
          <table:table-cell table:number-columns-repeated="4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Tornadus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ying</text:p>
          </table:table-cell>
          <table:table-cell table:number-columns-repeated="5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Thundurus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ic</text:p>
          </table:table-cell>
          <table:table-cell table:number-columns-repeated="5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Reshiram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ire</text:p>
          </table:table-cell>
          <table:table-cell table:number-columns-repeated="4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Zekrom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Electric</text:p>
          </table:table-cell>
          <table:table-cell table:number-columns-repeated="4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Landorus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und</text:p>
          </table:table-cell>
          <table:table-cell table:number-columns-repeated="5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Kyurem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Ice</text:p>
          </table:table-cell>
          <table:table-cell table:number-columns-repeated="4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Keldeo^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ighting</text:p>
          </table:table-cell>
          <table:table-cell table:number-columns-repeated="4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Meloetta^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Genesect^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table:number-columns-repeated="4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Chesp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Quillad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Chesnaug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Fighting</text:p>
          </table:table-cell>
          <table:table-cell table:number-columns-repeated="4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Fennek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</text:p>
          </table:table-cell>
          <table:table-cell table:number-columns-repeated="5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Braix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re</text:p>
          </table:table-cell>
          <table:table-cell table:number-columns-repeated="5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Delpho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sychic</text:p>
          </table:table-cell>
          <table:table-cell table:number-columns-repeated="4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Froak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Frogadi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Greninj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ark</text:p>
          </table:table-cell>
          <table:table-cell table:number-columns-repeated="4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Bunnelb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Diggersb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round</text:p>
          </table:table-cell>
          <table:table-cell table:number-columns-repeated="4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Fletchl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Fletchin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Talonfla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Scatterb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g</text:p>
          </table:table-cell>
          <table:table-cell table:number-columns-repeated="5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Spewp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g</text:p>
          </table:table-cell>
          <table:table-cell table:number-columns-repeated="5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Vivill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Litle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Normal</text:p>
          </table:table-cell>
          <table:table-cell table:number-columns-repeated="4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Pyro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Normal</text:p>
          </table:table-cell>
          <table:table-cell table:number-columns-repeated="4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Flabéb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iry</text:p>
          </table:table-cell>
          <table:table-cell table:number-columns-repeated="5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Floet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iry</text:p>
          </table:table-cell>
          <table:table-cell table:number-columns-repeated="5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Florg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iry</text:p>
          </table:table-cell>
          <table:table-cell table:number-columns-repeated="5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Skid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Gogo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Panch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ghting</text:p>
          </table:table-cell>
          <table:table-cell table:number-columns-repeated="5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Pang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Dark</text:p>
          </table:table-cell>
          <table:table-cell table:number-columns-repeated="4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Furfro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Espur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ychic</text:p>
          </table:table-cell>
          <table:table-cell table:number-columns-repeated="5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Meowst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ychic</text:p>
          </table:table-cell>
          <table:table-cell table:number-columns-repeated="5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Honed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host</text:p>
          </table:table-cell>
          <table:table-cell table:number-columns-repeated="4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Doubl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host</text:p>
          </table:table-cell>
          <table:table-cell table:number-columns-repeated="4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Aegisla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host</text:p>
          </table:table-cell>
          <table:table-cell table:number-columns-repeated="4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Spritz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iry</text:p>
          </table:table-cell>
          <table:table-cell table:number-columns-repeated="5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Aromatis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iry</text:p>
          </table:table-cell>
          <table:table-cell table:number-columns-repeated="5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Swirli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iry</text:p>
          </table:table-cell>
          <table:table-cell table:number-columns-repeated="5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Slurpu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iry</text:p>
          </table:table-cell>
          <table:table-cell table:number-columns-repeated="5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Ink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sychic</text:p>
          </table:table-cell>
          <table:table-cell table:number-columns-repeated="4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Malam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sychic</text:p>
          </table:table-cell>
          <table:table-cell table:number-columns-repeated="4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Binac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table:number-columns-repeated="4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Barbarac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table:number-columns-repeated="4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Skrel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Water</text:p>
          </table:table-cell>
          <table:table-cell table:number-columns-repeated="4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Dragal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Dragon</text:p>
          </table:table-cell>
          <table:table-cell table:number-columns-repeated="4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Claunc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Clawitz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Heliopti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Normal</text:p>
          </table:table-cell>
          <table:table-cell table:number-columns-repeated="4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Heliolis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Normal</text:p>
          </table:table-cell>
          <table:table-cell table:number-columns-repeated="4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Tyrunt~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Dragon</text:p>
          </table:table-cell>
          <table:table-cell table:number-columns-repeated="4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Tyrantrum~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Dragon</text:p>
          </table:table-cell>
          <table:table-cell table:number-columns-repeated="4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Amaura~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Ice</text:p>
          </table:table-cell>
          <table:table-cell table:number-columns-repeated="4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Aurorus~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Ice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Sylve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iry</text:p>
          </table:table-cell>
          <table:table-cell table:number-columns-repeated="5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Hawluch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Deden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airy</text:p>
          </table:table-cell>
          <table:table-cell table:number-columns-repeated="4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Carbi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airy</text:p>
          </table:table-cell>
          <table:table-cell table:number-columns-repeated="4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Go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on</text:p>
          </table:table-cell>
          <table:table-cell table:number-columns-repeated="5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Sliggo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gon</text:p>
          </table:table-cell>
          <table:table-cell table:number-columns-repeated="5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Good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gon</text:p>
          </table:table-cell>
          <table:table-cell table:number-columns-repeated="5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Klef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Fairy</text:p>
          </table:table-cell>
          <table:table-cell table:number-columns-repeated="4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Phantu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Grass</text:p>
          </table:table-cell>
          <table:table-cell table:number-columns-repeated="4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Treven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Grass</text:p>
          </table:table-cell>
          <table:table-cell table:number-columns-repeated="4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Pumpkabo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Grass</text:p>
          </table:table-cell>
          <table:table-cell table:number-columns-repeated="4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Gourgei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Grass</text:p>
          </table:table-cell>
          <table:table-cell table:number-columns-repeated="4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Bergm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e</text:p>
          </table:table-cell>
          <table:table-cell table:number-columns-repeated="5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Avalug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e</text:p>
          </table:table-cell>
          <table:table-cell table:number-columns-repeated="5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Noib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Dragon</text:p>
          </table:table-cell>
          <table:table-cell table:number-columns-repeated="4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Noiver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Dragon</text:p>
          </table:table-cell>
          <table:table-cell table:number-columns-repeated="4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Xerneas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iry</text:p>
          </table:table-cell>
          <table:table-cell table:number-columns-repeated="5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Yveltal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Zygarde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Ground</text:p>
          </table:table-cell>
          <table:table-cell table:number-columns-repeated="4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Diancie^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airy</text:p>
          </table:table-cell>
          <table:table-cell table:number-columns-repeated="4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Hoopa^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Ghost</text:p>
          </table:table-cell>
          <table:table-cell table:number-columns-repeated="4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Volcanion^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Water</text:p>
          </table:table-cell>
          <table:table-cell table:number-columns-repeated="4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Rowl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Dartri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Deciduey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Ghost</text:p>
          </table:table-cell>
          <table:table-cell table:number-columns-repeated="4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Litt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</text:p>
          </table:table-cell>
          <table:table-cell table:number-columns-repeated="5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Torrac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re</text:p>
          </table:table-cell>
          <table:table-cell table:number-columns-repeated="5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Incinero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ark</text:p>
          </table:table-cell>
          <table:table-cell table:number-columns-repeated="4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Poppl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Brion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Primari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airy</text:p>
          </table:table-cell>
          <table:table-cell table:number-columns-repeated="4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Pikipe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Trumbea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Toucann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Yungo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Gumsho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Grubb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g</text:p>
          </table:table-cell>
          <table:table-cell table:number-columns-repeated="5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Charjab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Electric</text:p>
          </table:table-cell>
          <table:table-cell table:number-columns-repeated="4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Vikavol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Electric</text:p>
          </table:table-cell>
          <table:table-cell table:number-columns-repeated="4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Crabraw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ghting</text:p>
          </table:table-cell>
          <table:table-cell table:number-columns-repeated="5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Crabomina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Ice</text:p>
          </table:table-cell>
          <table:table-cell table:number-columns-repeated="4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Orico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</text:p>
          </table:table-cell>
          <table:table-cell table:number-columns-repeated="5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Cutief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airy</text:p>
          </table:table-cell>
          <table:table-cell table:number-columns-repeated="4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Ribombe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airy</text:p>
          </table:table-cell>
          <table:table-cell table:number-columns-repeated="4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Rockru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k</text:p>
          </table:table-cell>
          <table:table-cell table:number-columns-repeated="5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Lycanro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ck</text:p>
          </table:table-cell>
          <table:table-cell table:number-columns-repeated="5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Wishiwas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Marean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Water</text:p>
          </table:table-cell>
          <table:table-cell table:number-columns-repeated="4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Toxape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Water</text:p>
          </table:table-cell>
          <table:table-cell table:number-columns-repeated="4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Mudbr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und</text:p>
          </table:table-cell>
          <table:table-cell table:number-columns-repeated="5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Mudsd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und</text:p>
          </table:table-cell>
          <table:table-cell table:number-columns-repeated="5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Dewpi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Bug</text:p>
          </table:table-cell>
          <table:table-cell table:number-columns-repeated="4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Araquan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Bug</text:p>
          </table:table-cell>
          <table:table-cell table:number-columns-repeated="4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Fomant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Lurant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Morel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Fairy</text:p>
          </table:table-cell>
          <table:table-cell table:number-columns-repeated="4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Shiinot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Fairy</text:p>
          </table:table-cell>
          <table:table-cell table:number-columns-repeated="4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Saland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ire</text:p>
          </table:table-cell>
          <table:table-cell table:number-columns-repeated="4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Salazz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ire</text:p>
          </table:table-cell>
          <table:table-cell table:number-columns-repeated="4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Stuff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ighting</text:p>
          </table:table-cell>
          <table:table-cell table:number-columns-repeated="4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Bewe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ighting</text:p>
          </table:table-cell>
          <table:table-cell table:number-columns-repeated="4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Bounswe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Steene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Tsaree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Comf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iry</text:p>
          </table:table-cell>
          <table:table-cell table:number-columns-repeated="5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Orangur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sychic</text:p>
          </table:table-cell>
          <table:table-cell table:number-columns-repeated="4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Passim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ghting</text:p>
          </table:table-cell>
          <table:table-cell table:number-columns-repeated="5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Wimp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Water</text:p>
          </table:table-cell>
          <table:table-cell table:number-columns-repeated="4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Golisop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Water</text:p>
          </table:table-cell>
          <table:table-cell table:number-columns-repeated="4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Sandyg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Ground</text:p>
          </table:table-cell>
          <table:table-cell table:number-columns-repeated="4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Paloss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Ground</text:p>
          </table:table-cell>
          <table:table-cell table:number-columns-repeated="4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Pyukumuk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Type: 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Silvall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Mini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Koma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Turtona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ragon</text:p>
          </table:table-cell>
          <table:table-cell table:number-columns-repeated="4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Togedemar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table:number-columns-repeated="4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Mimiky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Fairy</text:p>
          </table:table-cell>
          <table:table-cell table:number-columns-repeated="4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Brux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</text:p>
          </table:table-cell>
          <table:table-cell table:number-columns-repeated="4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Dram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ragon</text:p>
          </table:table-cell>
          <table:table-cell table:number-columns-repeated="4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Dhelm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Grass</text:p>
          </table:table-cell>
          <table:table-cell table:number-columns-repeated="4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Jangmo-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on</text:p>
          </table:table-cell>
          <table:table-cell table:number-columns-repeated="5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Hakamo-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ighting</text:p>
          </table:table-cell>
          <table:table-cell table:number-columns-repeated="4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Kommo-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ighting</text:p>
          </table:table-cell>
          <table:table-cell table:number-columns-repeated="4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Tapu Koko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airy</text:p>
          </table:table-cell>
          <table:table-cell table:number-columns-repeated="4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Tapu Lele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Fairy</text:p>
          </table:table-cell>
          <table:table-cell table:number-columns-repeated="4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Tapu Bulu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Fairy</text:p>
          </table:table-cell>
          <table:table-cell table:number-columns-repeated="4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Tapu Fini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airy</text:p>
          </table:table-cell>
          <table:table-cell table:number-columns-repeated="4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Cosmog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ychic</text:p>
          </table:table-cell>
          <table:table-cell table:number-columns-repeated="5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Cosmoem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ychic</text:p>
          </table:table-cell>
          <table:table-cell table:number-columns-repeated="5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Solgaleo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Steel</text:p>
          </table:table-cell>
          <table:table-cell table:number-columns-repeated="4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Lunala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Ghost</text:p>
          </table:table-cell>
          <table:table-cell table:number-columns-repeated="4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Nihilego#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oison</text:p>
          </table:table-cell>
          <table:table-cell table:number-columns-repeated="4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Buzzwole#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ighting</text:p>
          </table:table-cell>
          <table:table-cell table:number-columns-repeated="4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Pheromosa#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ighting</text:p>
          </table:table-cell>
          <table:table-cell table:number-columns-repeated="4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Xurkitree#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ic</text:p>
          </table:table-cell>
          <table:table-cell table:number-columns-repeated="5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Celesteela#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Flying</text:p>
          </table:table-cell>
          <table:table-cell table:number-columns-repeated="4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Kartana#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eel</text:p>
          </table:table-cell>
          <table:table-cell table:number-columns-repeated="4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Guzzlord#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Dragon</text:p>
          </table:table-cell>
          <table:table-cell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Necrozma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ychic</text:p>
          </table:table-cell>
          <table:table-cell table:number-columns-repeated="5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Magearna^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Fairy</text:p>
          </table:table-cell>
          <table:table-cell table:number-columns-repeated="4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Marshadow^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Ghost</text:p>
          </table:table-cell>
          <table:table-cell table:number-columns-repeated="4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Poipole#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</text:p>
          </table:table-cell>
          <table:table-cell table:number-columns-repeated="5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Naganadel#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Dragon</text:p>
          </table:table-cell>
          <table:table-cell table:number-columns-repeated="4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Stakataka#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Steel</text:p>
          </table:table-cell>
          <table:table-cell table:number-columns-repeated="4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Blacephalon#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Ghost</text:p>
          </table:table-cell>
          <table:table-cell table:number-columns-repeated="4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Zeraora^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ic</text:p>
          </table:table-cell>
          <table:table-cell table:number-columns-repeated="5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Meltan^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el</text:p>
          </table:table-cell>
          <table:table-cell table:number-columns-repeated="5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Melmetal^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eel</text:p>
          </table:table-cell>
          <table:table-cell table:number-columns-repeated="5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Grook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Thwack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Rillabo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Scorbun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</text:p>
          </table:table-cell>
          <table:table-cell table:number-columns-repeated="5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Rab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re</text:p>
          </table:table-cell>
          <table:table-cell table:number-columns-repeated="5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Cindera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re</text:p>
          </table:table-cell>
          <table:table-cell table:number-columns-repeated="5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Sob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Drizzi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Intele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Skwov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Greed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Rookid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ying</text:p>
          </table:table-cell>
          <table:table-cell table:number-columns-repeated="5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Corvisqui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ying</text:p>
          </table:table-cell>
          <table:table-cell table:number-columns-repeated="5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Corviknig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Steel</text:p>
          </table:table-cell>
          <table:table-cell table:number-columns-repeated="4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Blipb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g</text:p>
          </table:table-cell>
          <table:table-cell table:number-columns-repeated="5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Dottl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sychic</text:p>
          </table:table-cell>
          <table:table-cell table:number-columns-repeated="4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Orbeet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sychic</text:p>
          </table:table-cell>
          <table:table-cell table:number-columns-repeated="4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Nick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rk</text:p>
          </table:table-cell>
          <table:table-cell table:number-columns-repeated="5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Thievu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k</text:p>
          </table:table-cell>
          <table:table-cell table:number-columns-repeated="5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Gossifle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Eldeg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Woolo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Dubwo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Chew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Dredn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Rock</text:p>
          </table:table-cell>
          <table:table-cell table:number-columns-repeated="4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Yam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ic</text:p>
          </table:table-cell>
          <table:table-cell table:number-columns-repeated="5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Boltu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ctric</text:p>
          </table:table-cell>
          <table:table-cell table:number-columns-repeated="5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Rolyco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k</text:p>
          </table:table-cell>
          <table:table-cell table:number-columns-repeated="5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Cark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ire</text:p>
          </table:table-cell>
          <table:table-cell table:number-columns-repeated="4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Coaloss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ire</text:p>
          </table:table-cell>
          <table:table-cell table:number-columns-repeated="4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App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Dragon</text:p>
          </table:table-cell>
          <table:table-cell table:number-columns-repeated="4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Flapp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Dragon</text:p>
          </table:table-cell>
          <table:table-cell table:number-columns-repeated="4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Appletu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Dragon</text:p>
          </table:table-cell>
          <table:table-cell table:number-columns-repeated="4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Silicob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und</text:p>
          </table:table-cell>
          <table:table-cell table:number-columns-repeated="5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Sandacon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und</text:p>
          </table:table-cell>
          <table:table-cell table:number-columns-repeated="5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Cramor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Water</text:p>
          </table:table-cell>
          <table:table-cell table:number-columns-repeated="4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Arrok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Barraskew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table:number-columns-repeated="5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Toxe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Poison</text:p>
          </table:table-cell>
          <table:table-cell table:number-columns-repeated="4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Toxtric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Poison</text:p>
          </table:table-cell>
          <table:table-cell table:number-columns-repeated="4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Sizzlipe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ug</text:p>
          </table:table-cell>
          <table:table-cell table:number-columns-repeated="4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Centiskor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ug</text:p>
          </table:table-cell>
          <table:table-cell table:number-columns-repeated="4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Clobbop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ghting</text:p>
          </table:table-cell>
          <table:table-cell table:number-columns-repeated="5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Grapplo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ghting</text:p>
          </table:table-cell>
          <table:table-cell table:number-columns-repeated="5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Sinist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ost</text:p>
          </table:table-cell>
          <table:table-cell table:number-columns-repeated="5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Polteagei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ost</text:p>
          </table:table-cell>
          <table:table-cell table:number-columns-repeated="5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Haten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ychic</text:p>
          </table:table-cell>
          <table:table-cell table:number-columns-repeated="5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Hattre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ychic</text:p>
          </table:table-cell>
          <table:table-cell table:number-columns-repeated="5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Hattere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Fairy</text:p>
          </table:table-cell>
          <table:table-cell table:number-columns-repeated="4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Impidi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Fairy</text:p>
          </table:table-cell>
          <table:table-cell table:number-columns-repeated="4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Morgre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Fairy</text:p>
          </table:table-cell>
          <table:table-cell table:number-columns-repeated="4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Grimmsnar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Fairy</text:p>
          </table:table-cell>
          <table:table-cell table:number-columns-repeated="4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Obstago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Normal</text:p>
          </table:table-cell>
          <table:table-cell table:number-columns-repeated="4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Perrser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el</text:p>
          </table:table-cell>
          <table:table-cell table:number-columns-repeated="5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Curso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ost</text:p>
          </table:table-cell>
          <table:table-cell table:number-columns-repeated="5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Sirfetch'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ghting</text:p>
          </table:table-cell>
          <table:table-cell table:number-columns-repeated="5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Mr. Ri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Ice</text:p>
          </table:table-cell>
          <table:table-cell table:number-columns-repeated="4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Runerig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host</text:p>
          </table:table-cell>
          <table:table-cell table:number-columns-repeated="4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Milc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iry</text:p>
          </table:table-cell>
          <table:table-cell table:number-columns-repeated="5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Alcrem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iry</text:p>
          </table:table-cell>
          <table:table-cell table:number-columns-repeated="5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Falin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ghting</text:p>
          </table:table-cell>
          <table:table-cell table:number-columns-repeated="5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Pincurch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ic</text:p>
          </table:table-cell>
          <table:table-cell table:number-columns-repeated="5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Sn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ug</text:p>
          </table:table-cell>
          <table:table-cell table:number-columns-repeated="4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Frosm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ug</text:p>
          </table:table-cell>
          <table:table-cell table:number-columns-repeated="4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Stonjour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k</text:p>
          </table:table-cell>
          <table:table-cell table:number-columns-repeated="5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Eisc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e</text:p>
          </table:table-cell>
          <table:table-cell table:number-columns-repeated="5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Indeed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Normal</text:p>
          </table:table-cell>
          <table:table-cell table:number-columns-repeated="4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Morpek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Dark</text:p>
          </table:table-cell>
          <table:table-cell table:number-columns-repeated="4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Cuf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el</text:p>
          </table:table-cell>
          <table:table-cell table:number-columns-repeated="5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Copperaja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eel</text:p>
          </table:table-cell>
          <table:table-cell table:number-columns-repeated="5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Dracozolt~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Dragon</text:p>
          </table:table-cell>
          <table:table-cell table:number-columns-repeated="4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Arctozolt~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Ice</text:p>
          </table:table-cell>
          <table:table-cell table:number-columns-repeated="4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Dracovish~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ragon</text:p>
          </table:table-cell>
          <table:table-cell table:number-columns-repeated="4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Arctovish~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table:number-columns-repeated="4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Duralu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Dragon</text:p>
          </table:table-cell>
          <table:table-cell table:number-columns-repeated="4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Dree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Ghost</text:p>
          </table:table-cell>
          <table:table-cell table:number-columns-repeated="4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Drakloa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Ghost</text:p>
          </table:table-cell>
          <table:table-cell table:number-columns-repeated="4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Dragapul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Ghost</text:p>
          </table:table-cell>
          <table:table-cell table:number-columns-repeated="4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Zacian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Steel</text:p>
          </table:table-cell>
          <table:table-cell table:number-columns-repeated="4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Zamazenta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Steel</text:p>
          </table:table-cell>
          <table:table-cell table:number-columns-repeated="4"/>
        </table:table-row>
        <table:table-row table:style-name="ro1">
          <table:table-cell table:style-name="ce2" office:value-type="float" office:value="890" calcext:value-type="float">
            <text:p>890</text:p>
          </table:table-cell>
          <table:table-cell table:style-name="ce2" office:value-type="string" calcext:value-type="string">
            <text:p>Eternatus!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Poison</text:p>
          </table:table-cell>
          <table:table-cell table:style-name="ce4" office:value-type="string" calcext:value-type="string">
            <text:p>Dragon</text:p>
          </table:table-cell>
          <table:table-cell table:style-name="ce4" table:number-columns-repeated="3"/>
          <table:table-cell table:style-name="ce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4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4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4P2" style:volatile="true">
      <number:currency-symbol/>
      <loext:fill-character> </loext:fill-character>
      <number:text>- </number:text>
    </number:currency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42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42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42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937in" fo:margin-bottom="0.3937in" fo:margin-left="0.4098in" fo:margin-right="0.4098in" style:first-page-number="continue" style:scale-to="100%" style:writing-mode="lr-tb" style:print="annotations charts drawings objects zero-values"/>
      <style:header-style>
        <style:header-footer-properties fo:min-height="0.2953in" fo:margin-left="0.3382in" fo:margin-right="0.3382in" fo:margin-bottom="0in"/>
      </style:header-style>
      <style:footer-style>
        <style:header-footer-properties fo:min-height="0.2953in" fo:margin-left="0.3382in" fo:margin-right="0.3382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4">00/00/0000</text:date>, <text:time style:data-style-name="N2" text:time-value="11:46:54.3871397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07T09:48:32.873132785</meta:creation-date>
    <dc:date>2020-06-24T11:47:34.290649602</dc:date>
    <meta:editing-duration>PT4M14S</meta:editing-duration>
    <meta:editing-cycles>3</meta:editing-cycles>
    <meta:generator>LibreOffice/6.4.3.2$Linux_X86_64 LibreOffice_project/40$Build-2</meta:generator>
    <meta:document-statistic meta:table-count="1" meta:cell-count="4012" meta:object-count="0"/>
  </office:meta>
</office:document-meta>
</file>